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>
      <style:text-properties officeooo:rsid="0017830c" officeooo:paragraph-rsid="0017830c"/>
    </style:style>
    <style:style style:name="P6" style:family="paragraph" style:parent-style-name="Text_20_body">
      <style:text-properties officeooo:rsid="0015a90f" officeooo:paragraph-rsid="0015a90f"/>
    </style:style>
    <style:style style:name="P7" style:family="paragraph" style:parent-style-name="Heading_20_3">
      <style:text-properties officeooo:rsid="0015a90f" officeooo:paragraph-rsid="0017830c"/>
    </style:style>
    <style:style style:name="P8" style:family="paragraph" style:parent-style-name="Text_20_body">
      <style:text-properties officeooo:paragraph-rsid="0017830c"/>
    </style:style>
    <style:style style:name="P9" style:family="paragraph" style:parent-style-name="Text_20_body">
      <style:text-properties officeooo:paragraph-rsid="001845aa"/>
    </style:style>
    <style:style style:name="P10" style:family="paragraph" style:parent-style-name="Text_20_body" style:list-style-name="L5"/>
    <style:style style:name="P11" style:family="paragraph" style:parent-style-name="Text_20_body">
      <style:text-properties officeooo:paragraph-rsid="001c1084"/>
    </style:style>
    <style:style style:name="P12" style:family="paragraph" style:parent-style-name="Text_20_body">
      <style:paragraph-properties fo:text-align="center" style:justify-single-word="false"/>
      <style:text-properties officeooo:paragraph-rsid="001c1084"/>
    </style:style>
    <style:style style:name="P13" style:family="paragraph" style:parent-style-name="Standard">
      <style:paragraph-properties fo:text-align="center" style:justify-single-word="false"/>
      <style:text-properties fo:color="#6688cc" loext:opacity="100%" style:font-name="Consolas" fo:font-size="10.5pt" fo:font-weight="normal" officeooo:paragraph-rsid="001c1084" fo:background-color="#000c18"/>
    </style:style>
    <style:style style:name="P14" style:family="paragraph" style:parent-style-name="Text_20_body">
      <style:text-properties officeooo:paragraph-rsid="001f986d"/>
    </style:style>
    <style:style style:name="P15" style:family="paragraph" style:parent-style-name="Standard">
      <style:paragraph-properties fo:text-align="center" style:justify-single-word="false"/>
      <style:text-properties fo:color="#6688cc" loext:opacity="100%" style:font-name="Consolas" fo:font-size="10.5pt" fo:font-weight="normal" officeooo:paragraph-rsid="001f986d" fo:background-color="#000c18"/>
    </style:style>
    <style:style style:name="P16" style:family="paragraph" style:parent-style-name="Standard">
      <style:paragraph-properties fo:text-align="center" style:justify-single-word="false"/>
      <style:text-properties officeooo:paragraph-rsid="001f986d"/>
    </style:style>
    <style:style style:name="P17" style:family="paragraph" style:parent-style-name="Text_20_body">
      <style:text-properties officeooo:rsid="001c1084" officeooo:paragraph-rsid="001c1084"/>
    </style:style>
    <style:style style:name="P18" style:family="paragraph" style:parent-style-name="Standard">
      <style:paragraph-properties fo:text-align="center" style:justify-single-word="false"/>
      <style:text-properties fo:color="#6688cc" loext:opacity="100%" style:font-name="Consolas" fo:font-size="10.5pt" fo:font-weight="normal" officeooo:rsid="001c1084" officeooo:paragraph-rsid="001c1084" fo:background-color="#000c18"/>
    </style:style>
    <style:style style:name="P19" style:family="paragraph" style:parent-style-name="Heading_20_1">
      <style:paragraph-properties fo:text-align="center" style:justify-single-word="false"/>
      <style:text-properties officeooo:rsid="001f986d" officeooo:paragraph-rsid="001f986d"/>
    </style:style>
    <style:style style:name="P20" style:family="paragraph" style:parent-style-name="Heading_20_3">
      <style:paragraph-properties fo:text-align="center" style:justify-single-word="false"/>
      <style:text-properties officeooo:paragraph-rsid="001f986d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7"/>
    <style:style style:name="P25" style:family="paragraph" style:parent-style-name="Text_20_body" style:list-style-name="L8">
      <style:paragraph-properties fo:margin-top="0cm" fo:margin-bottom="0cm" style:contextual-spacing="false"/>
    </style:style>
    <style:style style:name="P26" style:family="paragraph" style:parent-style-name="Text_20_body" style:list-style-name="L8"/>
    <style:style style:name="P27" style:family="paragraph" style:parent-style-name="Heading_20_4">
      <style:text-properties officeooo:rsid="0020578c" officeooo:paragraph-rsid="0020578c"/>
    </style:style>
    <style:style style:name="P28" style:family="paragraph" style:parent-style-name="Text_20_body">
      <style:text-properties officeooo:paragraph-rsid="0020578c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paragraph-properties fo:margin-top="0cm" fo:margin-bottom="0cm" style:contextual-spacing="false"/>
    </style:style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paragraph-properties fo:text-align="center" style:justify-single-word="false"/>
      <style:text-properties officeooo:paragraph-rsid="0020578c"/>
    </style:style>
    <style:style style:name="P34" style:family="paragraph" style:parent-style-name="Text_20_body">
      <style:text-properties officeooo:paragraph-rsid="00217872"/>
    </style:style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>
      <style:text-properties officeooo:rsid="0020578c" officeooo:paragraph-rsid="0020578c"/>
    </style:style>
    <style:style style:name="P38" style:family="paragraph" style:parent-style-name="Text_20_body">
      <style:paragraph-properties fo:text-align="center" style:justify-single-word="false"/>
      <style:text-properties officeooo:paragraph-rsid="001f986d"/>
    </style:style>
    <style:style style:name="P39" style:family="paragraph" style:parent-style-name="Text_20_body" style:list-style-name="L12">
      <style:text-properties officeooo:rsid="0015a90f" officeooo:paragraph-rsid="0015a90f"/>
    </style:style>
    <style:style style:name="T1" style:family="text">
      <style:text-properties officeooo:rsid="0014b12b"/>
    </style:style>
    <style:style style:name="T2" style:family="text">
      <style:text-properties officeooo:rsid="0020578c"/>
    </style:style>
    <style:style style:name="T3" style:family="text">
      <style:text-properties fo:font-weight="bold" officeooo:rsid="001c1084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845aa"/>
    </style:style>
    <style:style style:name="T6" style:family="text">
      <style:text-properties officeooo:rsid="001c1084"/>
    </style:style>
    <style:style style:name="T7" style:family="text">
      <style:text-properties fo:font-weight="bold" officeooo:rsid="0017830c" style:font-weight-asian="bold" style:font-weight-complex="bold"/>
    </style:style>
    <style:style style:name="T8" style:family="text">
      <style:text-properties fo:font-weight="normal" officeooo:rsid="001c1084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830c" style:font-weight-asian="normal" style:font-weight-complex="normal"/>
    </style:style>
    <style:style style:name="T11" style:family="text">
      <style:text-properties fo:font-weight="bold" officeooo:rsid="001845aa" style:font-weight-asian="bold" style:font-weight-complex="bold"/>
    </style:style>
    <style:style style:name="T12" style:family="text">
      <style:text-properties officeooo:rsid="0017830c"/>
    </style:style>
    <style:style style:name="T13" style:family="text">
      <style:text-properties fo:font-weight="normal" officeooo:rsid="001845aa" style:font-weight-asian="normal" style:font-weight-complex="normal"/>
    </style:style>
    <style:style style:name="T14" style:family="text">
      <style:text-properties fo:color="#6688cc" loext:opacity="100%" style:font-name="Consolas" fo:font-size="10.5pt" fo:font-weight="normal" officeooo:rsid="001c1084" fo:background-color="#000c18" loext:char-shading-value="0" style:font-weight-asian="normal" style:font-weight-complex="normal"/>
    </style:style>
    <style:style style:name="T15" style:family="text">
      <style:text-properties fo:color="#225588" loext:opacity="100%" style:font-name="Consolas" fo:font-size="10.5pt" fo:font-weight="normal" officeooo:rsid="001c1084" fo:background-color="#000c18" loext:char-shading-value="0" style:font-weight-asian="normal" style:font-weight-complex="normal"/>
    </style:style>
    <style:style style:name="T16" style:family="text">
      <style:text-properties fo:color="#ffeebb" loext:opacity="100%" style:font-name="Consolas" fo:font-size="10.5pt" style:text-underline-style="solid" style:text-underline-width="auto" style:text-underline-color="font-color" fo:font-weight="normal" officeooo:rsid="001c1084" fo:background-color="#000c18" loext:char-shading-value="0" style:font-weight-asian="normal" style:font-weight-complex="normal"/>
    </style:style>
    <style:style style:name="T17" style:family="text">
      <style:text-properties fo:color="#ddbb88" loext:opacity="100%" style:font-name="Consolas" fo:font-size="10.5pt" fo:font-weight="normal" officeooo:rsid="001c1084" fo:background-color="#000c18" loext:char-shading-value="0" style:font-weight-asian="normal" style:font-weight-complex="normal"/>
    </style:style>
    <style:style style:name="T18" style:family="text">
      <style:text-properties fo:color="#2277ff" loext:opacity="100%" style:font-name="Consolas" fo:font-size="10.5pt" fo:font-style="italic" fo:font-weight="normal" officeooo:rsid="001c1084" fo:background-color="#000c18" loext:char-shading-value="0" style:font-weight-asian="normal" style:font-weight-complex="normal"/>
    </style:style>
    <style:style style:name="T19" style:family="text">
      <style:text-properties fo:color="#ffeebb" loext:opacity="100%" style:text-underline-style="solid" style:text-underline-width="auto" style:text-underline-color="font-color" style:font-weight-asian="normal" style:font-weight-complex="normal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1c1084" style:font-weight-asian="normal" style:font-weight-complex="normal"/>
    </style:style>
    <style:style style:name="T22" style:family="text">
      <style:text-properties fo:font-weight="normal" officeooo:rsid="001df1a2" style:font-weight-asian="normal" style:font-weight-complex="normal"/>
    </style:style>
    <style:style style:name="T23" style:family="text">
      <style:text-properties fo:font-weight="bold" officeooo:rsid="0019d9cd" style:font-weight-asian="bold" style:font-weight-complex="bold"/>
    </style:style>
    <style:style style:name="T24" style:family="text">
      <style:text-properties fo:font-weight="bold" officeooo:rsid="001f986d" style:font-weight-asian="bold" style:font-weight-complex="bold"/>
    </style:style>
    <style:style style:name="T25" style:family="text">
      <style:text-properties fo:font-weight="normal" officeooo:rsid="0019d9cd" style:font-weight-asian="normal" style:font-weight-complex="normal"/>
    </style:style>
    <style:style style:name="T26" style:family="text">
      <style:text-properties fo:font-weight="normal" officeooo:rsid="001f986d" style:font-weight-asian="normal" style:font-weight-complex="normal"/>
    </style:style>
    <style:style style:name="T27" style:family="text">
      <style:text-properties officeooo:rsid="0019d9cd" style:font-weight-asian="normal" style:font-weight-complex="normal"/>
    </style:style>
    <style:style style:name="T28" style:family="text">
      <style:text-properties fo:color="#225588" loext:opacity="100%" officeooo:rsid="0019d9cd" style:font-weight-asian="normal" style:font-weight-complex="normal"/>
    </style:style>
    <style:style style:name="T29" style:family="text">
      <style:text-properties fo:color="#2277ff" loext:opacity="100%" fo:font-style="italic" officeooo:rsid="0019d9cd" style:font-weight-asian="normal" style:font-weight-complex="normal"/>
    </style:style>
    <style:style style:name="T30" style:family="text">
      <style:text-properties fo:color="#f280d0" loext:opacity="100%" officeooo:rsid="0019d9cd" style:font-weight-asian="normal" style:font-weight-complex="normal"/>
    </style:style>
    <style:style style:name="T31" style:family="text">
      <style:text-properties fo:color="#6688cc" loext:opacity="100%" style:font-name="Consolas" fo:font-size="10.5pt" fo:font-weight="normal" officeooo:rsid="0019d9cd" fo:background-color="#000c18" loext:char-shading-value="0" style:font-weight-asian="normal" style:font-weight-complex="normal"/>
    </style:style>
    <style:style style:name="T32" style:family="text">
      <style:text-properties fo:font-weight="bold" officeooo:rsid="0015a90f" style:font-weight-asian="bold" style:font-weight-complex="bold"/>
    </style:style>
    <style:style style:name="T33" style:family="text">
      <style:text-properties officeooo:rsid="0015a90f"/>
    </style:style>
    <style:style style:name="T34" style:family="text">
      <style:text-properties fo:color="#225588" loext:opacity="100%" style:font-weight-asian="normal" style:font-weight-complex="normal"/>
    </style:style>
    <style:style style:name="T35" style:family="text">
      <style:text-properties fo:color="#ddbb88" loext:opacity="100%" style:font-weight-asian="normal" style:font-weight-complex="normal"/>
    </style:style>
    <style:style style:name="T36" style:family="text">
      <style:text-properties fo:color="#2277ff" loext:opacity="100%" fo:font-style="italic" style:font-weight-asian="normal" style:font-weight-complex="normal"/>
    </style:style>
    <style:style style:name="T37" style:family="text">
      <style:text-properties fo:color="#f280d0" loext:opacity="100%" style:font-weight-asian="normal" style:font-weight-complex="normal"/>
    </style:style>
    <style:style style:name="T38" style:family="text">
      <style:text-properties officeooo:rsid="001f986d"/>
    </style:style>
    <style:style style:name="T39" style:family="text">
      <style:text-properties fo:font-weight="bold" officeooo:rsid="0020578c" style:font-weight-asian="bold" style:font-weight-complex="bold"/>
    </style:style>
    <style:style style:name="T40" style:family="text">
      <style:text-properties fo:color="#6688cc" loext:opacity="100%" style:font-name="Consolas" fo:font-size="10.5pt" fo:font-weight="normal" fo:background-color="#000c18" loext:char-shading-value="0" style:font-weight-asian="normal" style:font-weight-complex="normal"/>
    </style:style>
    <style:style style:name="T41" style:family="text">
      <style:text-properties fo:color="#225588" loext:opacity="100%" style:font-name="Consolas" fo:font-size="10.5pt" fo:font-weight="normal" fo:background-color="#000c18" loext:char-shading-value="0" style:font-weight-asian="normal" style:font-weight-complex="normal"/>
    </style:style>
    <style:style style:name="T42" style:family="text">
      <style:text-properties fo:color="#ffeebb" loext:opacity="100%" style:font-name="Consolas" fo:font-size="10.5pt" style:text-underline-style="solid" style:text-underline-width="auto" style:text-underline-color="font-color" fo:font-weight="normal" fo:background-color="#000c18" loext:char-shading-value="0" style:font-weight-asian="normal" style:font-weight-complex="normal"/>
    </style:style>
    <style:style style:name="T43" style:family="text">
      <style:text-properties fo:color="#2277ff" loext:opacity="100%" style:font-name="Consolas" fo:font-size="10.5pt" fo:font-style="italic" fo:font-weight="normal" fo:background-color="#000c18" loext:char-shading-value="0" style:font-weight-asian="normal" style:font-weight-complex="normal"/>
    </style:style>
    <style:style style:name="T44" style:family="text">
      <style:text-properties fo:color="#2277ff" loext:opacity="100%" style:font-name="Consolas" fo:font-size="10.5pt" fo:font-style="italic" fo:font-weight="normal" officeooo:rsid="0020578c" fo:background-color="#000c18" loext:char-shading-value="0" style:font-weight-asian="normal" style:font-weight-complex="normal"/>
    </style:style>
    <style:style style:name="T45" style:family="text">
      <style:text-properties fo:color="#f280d0" loext:opacity="100%" style:font-name="Consolas" fo:font-size="10.5pt" fo:font-weight="normal" fo:background-color="#000c18" loext:char-shading-value="0" style:font-weight-asian="normal" style:font-weight-complex="normal"/>
    </style:style>
    <style:style style:name="T46" style:family="text">
      <style:text-properties officeooo:rsid="00217872"/>
    </style:style>
    <style:style style:name="T47" style:family="text">
      <style:text-properties fo:color="#ffeebb" loext:opacity="100%" style:font-name="Consolas" fo:font-size="10.5pt" style:text-underline-style="none" fo:font-weight="normal" fo:background-color="transparent" loext:char-shading-value="0" style:font-weight-asian="normal" style:font-weight-complex="normal"/>
    </style:style>
    <style:style style:name="T48" style:family="text">
      <style:text-properties fo:color="#6688cc" loext:opacity="100%" style:font-name="Consolas" fo:font-size="10.5pt" fo:font-weight="normal" officeooo:rsid="00217872" fo:background-color="#000c18" loext:char-shading-value="0" style:font-weight-asian="normal" style:font-weight-complex="normal"/>
    </style:style>
    <style:style style:name="T49" style:family="text">
      <style:text-properties fo:color="#6688cc" loext:opacity="100%" style:font-name="Liberation Serif" fo:font-size="12pt" fo:font-weight="normal" officeooo:rsid="00217872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color="#000000" loext:opacity="100%" style:font-name="Liberation Serif" fo:font-size="12pt" fo:font-weight="normal" officeooo:rsid="00217872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color="#000000" loext:opacity="100%" fo:font-size="12pt" fo:font-weight="normal" officeooo:rsid="00217872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6688cc" loext:opacity="100%" style:font-name="Consolas" fo:font-size="10.5pt" fo:font-weight="normal" fo:background-color="#000c18" loext:char-shading-value="0"/>
    </style:style>
    <style:style style:name="T53" style:family="text">
      <style:text-properties fo:color="#ddbb88" loext:opacity="100%" style:font-name="Consolas" fo:font-size="10.5pt" fo:font-weight="normal" fo:background-color="#000c18" loext:char-shading-value="0"/>
    </style:style>
    <style:style style:name="T54" style:family="text">
      <style:text-properties fo:color="#2277ff" loext:opacity="100%" style:font-name="Consolas" fo:font-size="10.5pt" fo:font-style="italic" fo:font-weight="normal" fo:background-color="#000c18" loext:char-shading-value="0"/>
    </style:style>
    <style:style style:name="T55" style:family="text">
      <style:text-properties fo:color="#225588" loext:opacity="100%" style:font-name="Consolas" fo:font-size="10.5pt" fo:font-weight="normal" fo:background-color="#000c18" loext:char-shading-value="0"/>
    </style:style>
    <style:style style:name="T56" style:family="text">
      <style:text-properties fo:color="#9966b8" loext:opacity="100%" style:font-name="Consolas" fo:font-size="10.5pt" fo:font-style="italic" fo:font-weight="normal" fo:background-color="#000c18" loext:char-shading-value="0"/>
    </style:style>
    <style:style style:name="T57" style:family="text">
      <style:text-properties fo:color="#f280d0" loext:opacity="100%" style:font-name="Consolas" fo:font-size="10.5pt" fo:font-weight="normal" fo:background-color="#000c18" loext:char-shading-value="0"/>
    </style:style>
    <style:style style:name="T58" style:family="text">
      <style:text-properties fo:color="#2277ff" loext:opacity="100%" style:font-name="Consolas" fo:font-size="10.5pt" fo:font-style="italic" fo:font-weight="normal" officeooo:rsid="00217872" fo:background-color="#000c18" loext:char-shading-value="0"/>
    </style:style>
    <style:style style:name="T59" style:family="text">
      <style:text-properties fo:color="#225588" loext:opacity="100%" style:font-name="Consolas" fo:font-size="10.5pt" fo:font-weight="normal" officeooo:rsid="00217872" fo:background-color="#000c18" loext:char-shading-value="0"/>
    </style:style>
    <style:style style:name="T60" style:family="text">
      <style:text-properties fo:color="#f280d0" loext:opacity="100%" style:font-name="Consolas" fo:font-size="10.5pt" fo:font-weight="normal" officeooo:rsid="00217872" fo:background-color="#000c18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strutura e Formulação do Problema</text:h>
      <text:list text:style-name="L1">
        <text:list-item>
          <text:p text:style-name="P1"><text:span text:style-name="Strong_20_Emphasis">Conjunto de Cidades</text:span>: O problema considera um número fixo de cidades (ou pontos), onde cada cidade deve ser visitada uma única vez. <text:span text:style-name="T1">Trabalharemos com 15 pontos para o caso geral e 100 pontos para o caso extremo.</text:span></text:p>
        </text:list-item>
        <text:list-item>
          <text:p text:style-name="P1"><text:span text:style-name="Strong_20_Emphasis">Matriz de Distâncias</text:span>: Existe uma matriz que representa a distância ou custo entre cada par de cidades. No caso mais comum, considera-se a distância euclidiana.</text:p>
        </text:list-item>
        <text:list-item>
          <text:p text:style-name="P2"><text:span text:style-name="Strong_20_Emphasis">Caminho Fechado</text:span>: O caixeiro deve retornar à cidade inicial ao final da rota, formando um circuito fechado.</text:p>
        </text:list-item>
      </text:list>
      <text:h text:style-name="Heading_20_3" text:outline-level="3">Objetivo</text:h>
      <text:p text:style-name="Text_20_body">O objetivo é <text:span text:style-name="Strong_20_Emphasis">minimizar a distância total</text:span> do percurso, ou seja, encontrar o caminho mais curto que visite todas as cidades e retorne ao ponto de partida. Esse caminho é chamado de <text:span text:style-name="Strong_20_Emphasis">rota ótima</text:span>.</text:p>
      <text:list text:style-name="L2">
        <text:list-item>
          <text:p text:style-name="P3"><text:span text:style-name="Strong_20_Emphasis">Combinatório</text:span>: O TSP é um problema de otimização combinatória, onde o número de soluções possíveis cresce exponencialmente com o número de cidades. Para um conjunto de n cidades, existem (n−1)!/2(n - 1)! / 2(n−1)!/2 caminhos possíveis se o percurso for simétrico.</text:p>
        </text:list-item>
      </text:list>
      <text:list text:style-name="L3">
        <text:list-item>
          <text:p text:style-name="P4"><text:span text:style-name="Strong_20_Emphasis">NP-Difícil</text:span>: O TSP pertence à classe de problemas NP-difíceis, o que significa que não há um algoritmo conhecido que resolva todos os casos em tempo polinomial. Para grandes números de cidades, métodos exatos se tornam inviáveis.</text:p>
        </text:list-item>
      </text:list>
      <text:p text:style-name="Text_20_body"/>
      <text:h text:style-name="Heading_20_3" text:outline-level="3">Estruturas/Objetos</text:h>
      <text:list text:style-name="L4">
        <text:list-item>
          <text:p text:style-name="P5">Pontos: Uma tupla que contem dois floats que representam as coordenadas X e Y do ponto</text:p>
        </text:list-item>
        <text:list-item>
          <text:p text:style-name="P5"><text:span text:style-name="Source_20_Text"><text:span text:style-name="T2">Rota</text:span></text:span>: Uma lista que contém a sequência de índices que representam a ordem em que os pontos (cidades) devem ser visitados. </text:p>
        </text:list-item>
        <text:list-item>
          <text:p text:style-name="P5"/>
        </text:list-item>
      </text:list>
      <text:p text:style-name="P6"/>
      <text:h text:style-name="P7" text:outline-level="3">Funções</text:h>
      <text:p text:style-name="P8"/>
      <text:p text:style-name="Text_20_body"><text:span text:style-name="T3">Criar</text:span><text:span text:style-name="T4">_pontos_uniformes:</text:span> <text:span text:style-name="T5">gera uma lista de pontos de forma uniforme dentre os limites estabelecidos do nosso plano cartesiano. É utilizado o random.uniform para </text:span><text:span text:style-name="T6">criar</text:span><text:span text:style-name="T5"> os pontos aleatorios de forma uniforme, ou seja, todos os pontos têm a mesma probabilidade de serem </text:span><text:span text:style-name="T6">criados</text:span></text:p>
      <text:p text:style-name="Text_20_body"/>
      <text:p text:style-name="P9"><text:span text:style-name="T3">Criar</text:span><text:span text:style-name="T7">_pontos_circulares: </text:span><text:span text:style-name="T8">cria</text:span><text:span text:style-name="T9"> coordenadas de pontos igualmente espaçados ao longo da circunferência de um círculo. </text:span><text:span text:style-name="T10">Ele </text:span><text:span text:style-name="T8">cria</text:span><text:span text:style-name="T10"> os ângulos, que é uma </text:span><text:span text:style-name="T11">A</text:span><text:span text:style-name="Strong_20_Emphasis"><text:span text:style-name="T7">rray</text:span></text:span><text:span text:style-name="Strong_20_Emphasis"><text:span text:style-name="T12"> NumPy,</text:span></text:span><text:span text:style-name="T10"> que contém valores numéricos representando ângulos em radianos. Esses ângulos são distribuídos uniformemente entre </text:span><text:span text:style-name="T13">0 e 2pi através da função linspace. Retornando uma lista de pontos(tuplas) para cada ângulo gerado.</text:span></text:p>
      <text:list text:style-name="L5">
        <text:list-header>
          <text:p text:style-name="P10"><text:span text:style-name="Strong_20_Emphasis">Função:</text:span> <text:span text:style-name="Source_20_Text">np.linspace(start, stop, num, endpoint=False)</text:span></text:p>
          <text:p text:style-name="P10"><text:soft-page-break/><text:span text:style-name="Strong_20_Emphasis">Parâmetros:</text:span></text:p>
          <text:list>
            <text:list-item>
              <text:p text:style-name="P10"><text:span text:style-name="Source_20_Text">start</text:span>: Ângulo inicial em radianos (aqui, 000).</text:p>
            </text:list-item>
            <text:list-item>
              <text:p text:style-name="P10"><text:span text:style-name="Source_20_Text">stop</text:span>: Ângulo final em radianos (aqui, 2π2\pi2π, correspondente a 360 graus).</text:p>
            </text:list-item>
            <text:list-item>
              <text:p text:style-name="P10"><text:span text:style-name="Source_20_Text">num</text:span>: Quantidade de ângulos a serem gerados (<text:span text:style-name="Source_20_Text">quantidade</text:span>), definindo a quantidade de pontos no círculo.</text:p>
            </text:list-item>
            <text:list-item>
              <text:p text:style-name="P10"><text:span text:style-name="Source_20_Text">endpoint=False</text:span>: Exclui o valor final 2π2\pi2π, evitando que o primeiro e o último ponto coincidam.</text:p>
            </text:list-item>
          </text:list>
        </text:list-header>
      </text:list>
      <text:p text:style-name="P9">Essa estrutura permite usar cada ângulo como base para calcular as coordenadas cartesianas (x, y) dos pontos ao longo do círculo.</text:p>
      <text:p text:style-name="P11"><text:span text:style-name="T3">Criar_rota_aleatorio: </text:span><text:span text:style-name="T8">Gera uma rota de forma aleatoria que passa por todos os pontos.</text:span></text:p>
      <text:p text:style-name="P12"><text:span text:style-name="T8"><text:tab/></text:span><text:span text:style-name="T14">rota </text:span><text:span text:style-name="T15">=</text:span><text:span text:style-name="T14"> </text:span><text:span text:style-name="T16">list</text:span><text:span text:style-name="T14">(</text:span><text:span text:style-name="T16">range</text:span><text:span text:style-name="T14">(</text:span><text:span text:style-name="T17">len</text:span><text:span text:style-name="T14">(</text:span><text:span text:style-name="T18">pontos</text:span><text:span text:style-name="T14">)))</text:span></text:p>
      <text:p text:style-name="P11"><text:span text:style-name="T8"><text:s/></text:span><text:span text:style-name="T9">Esta linha cria uma lista de índices que representam cada ponto na lista de </text:span><text:span text:style-name="Source_20_Text"><text:span text:style-name="T9">pontos</text:span></text:span><text:span text:style-name="T9">. Se, por exemplo, </text:span><text:span text:style-name="Source_20_Text"><text:span text:style-name="T9">pontos</text:span></text:span><text:span text:style-name="T9"> contém 5 pontos, </text:span><text:span text:style-name="Source_20_Text"><text:span text:style-name="T8">rota</text:span></text:span><text:span text:style-name="T9"> será </text:span><text:span text:style-name="Source_20_Text"><text:span text:style-name="T9">[0, 1, 2, 3, 4]</text:span></text:span><text:span text:style-name="T9">. Essa lista é essencialmente uma representação dos pontos, onde cada índice corresponde a um ponto específico.</text:span></text:p>
      <text:p text:style-name="P13"><text:span text:style-name="T19">random</text:span><text:span text:style-name="T20">.shuffle(</text:span><text:span text:style-name="T21">rota</text:span><text:span text:style-name="T20">)</text:span></text:p>
      <text:p text:style-name="P11"><text:span text:style-name="T9"/></text:p>
      <text:p text:style-name="P11"><text:span text:style-name="T9">A função </text:span><text:span text:style-name="Source_20_Text"><text:span text:style-name="T9">random.shuffle</text:span></text:span><text:span text:style-name="T9"> embaralha a lista </text:span><text:span text:style-name="Source_20_Text"><text:span text:style-name="T22">rota</text:span></text:span><text:span text:style-name="T9"> in-place, ou seja, altera a ordem dos índices aleatoriamente. Isso resulta em uma nova sequência que representa uma ordem aleatória de visitação dos pontos. </text:span></text:p>
      <text:p text:style-name="P11"><text:span text:style-name="T9"/></text:p>
      <text:p text:style-name="P14"><text:span text:style-name="T23">Plotar_</text:span><text:span text:style-name="T24">rota</text:span><text:span text:style-name="T23">: </text:span><text:span text:style-name="T25">Gera um grafico com os pontos e </text:span><text:span text:style-name="T26">a rota</text:span><text:span text:style-name="T25"> entre eles. </text:span></text:p>
      <text:p text:style-name="P15"><text:span text:style-name="T27">rota_completa </text:span><text:span text:style-name="T28">=</text:span><text:span text:style-name="T27"> </text:span><text:span text:style-name="T29">rota</text:span><text:span text:style-name="T27"> </text:span><text:span text:style-name="T28">+</text:span><text:span text:style-name="T27"> [</text:span><text:span text:style-name="T29">rota</text:span><text:span text:style-name="T27">[</text:span><text:span text:style-name="T30">0</text:span><text:span text:style-name="T27">]]</text:span></text:p>
      <text:p text:style-name="P16"><text:span text:style-name="T31"/></text:p>
      <text:p text:style-name="P14"><text:span text:style-name="T25"><text:tab/></text:span><text:span text:style-name="T9">Essa linha adiciona o primeiro ponto </text:span><text:span text:style-name="T26">da rota </text:span><text:span text:style-name="T9">ao final da lista, fechando o ciclo e retornando ao ponto de partida. </text:span><text:span text:style-name="T25">Em seguida separa em duas listas os pontos, um para o a coordenada X e a outra para a coordenada Y</text:span></text:p>
      <text:p text:style-name="P14"><text:span text:style-name="T25"/></text:p>
      <text:p text:style-name="P9"><text:span text:style-name="T32">Distancia:</text:span><text:span text:style-name="T33"> Vai retornar a distância entre dois pontos utilizando (X1 – X2)ˆ2 + </text:span><text:span text:style-name="T12">(Y1 – Y2)ˆ2.</text:span></text:p>
      <text:p text:style-name="P9"><text:span text:style-name="T25"/></text:p>
      <text:p text:style-name="P17"><text:span text:style-name="T23">A</text:span><text:span text:style-name="T4">ptidão: </text:span><text:span text:style-name="T9">Calcula o “quão bom é um</text:span><text:span text:style-name="T26">a rota</text:span><text:span text:style-name="T9">”, que é o inverso do seu tamanho, quanto maior a aptidão menor a distancia, tendo uma relação positiva com o nosso problema.</text:span></text:p>
      <text:p text:style-name="P18"><text:span text:style-name="T20">distancia_total </text:span><text:span text:style-name="T34">+=</text:span><text:span text:style-name="T20"> </text:span><text:span text:style-name="T35">distancia</text:span><text:span text:style-name="T20">(</text:span><text:span text:style-name="T36">pontos</text:span><text:span text:style-name="T20">[</text:span><text:span text:style-name="T36">caminho</text:span><text:span text:style-name="T20">[i]], </text:span><text:span text:style-name="T36">pontos</text:span><text:span text:style-name="T20">[</text:span><text:span text:style-name="T36">caminho</text:span><text:span text:style-name="T20">[(i </text:span><text:span text:style-name="T34">+</text:span><text:span text:style-name="T20"> </text:span><text:span text:style-name="T37">1</text:span><text:span text:style-name="T20">) </text:span><text:span text:style-name="T34">%</text:span><text:span text:style-name="T20"> </text:span><text:span text:style-name="T35">len</text:span><text:span text:style-name="T20">(</text:span><text:span text:style-name="T36">caminho</text:span><text:span text:style-name="T20">)]])</text:span></text:p>
      <text:p text:style-name="P18"/>
      <text:p text:style-name="Text_20_body"><text:tab/>Esta parte incrementa a variável <text:span text:style-name="Source_20_Text">distancia_total</text:span> com o valor da distância entre dois pontos consecutivos. A cada execução da linha dentro do loop, a <text:span text:style-name="Source_20_Text">distancia_total</text:span> é aumentada para incluir à distância de mais um trecho do caminho. O operador <text:span text:style-name="Source_20_Text">%</text:span> permite que, ao chegar ao último ponto do caminho, o cálculo retorne ao ponto inicial, fechando o ciclo. </text:p>
      <text:p text:style-name="P17"><text:soft-page-break/><text:span text:style-name="T9"/></text:p>
      <text:p text:style-name="P17"><text:span text:style-name="T9"/></text:p>
      <text:h text:style-name="P19" text:outline-level="1">Métodos de seleção de algoritmos genéticos</text:h>
      <text:h text:style-name="P20" text:outline-level="3">1. Seleção por Roleta (ou Seleção por Proporção de Aptidão)</text:h>
      <text:p text:style-name="Text_20_body">Nesse método, cada indivíduo da população é selecionado com uma probabilidade proporcional à sua aptidão. Imagine que cada indivíduo ocupa uma “fatia” em uma roleta, onde o tamanho da fatia é proporcional ao seu valor de aptidão. Indivíduos mais aptos têm maior chance de serem selecionados, mas mesmo os menos aptos têm uma chance não nula.</text:p>
      <text:p text:style-name="Text_20_body"><text:span text:style-name="Strong_20_Emphasis">Implementação básica</text:span>:</text:p>
      <text:list text:style-name="L6">
        <text:list-item>
          <text:p text:style-name="P21">Calcule a soma de todas as aptidões.</text:p>
        </text:list-item>
        <text:list-item>
          <text:p text:style-name="P21">Para cada indivíduo, d<text:span text:style-name="T38">i</text:span>vida sua aptidão pela soma total, obtendo uma “probabilidade de seleção”.</text:p>
        </text:list-item>
        <text:list-item>
          <text:p text:style-name="P22">Use essas probabilidades para selecionar indivíduos (geralmente com uma função de amostragem como <text:span text:style-name="Source_20_Text">random.choices</text:span> no Python).</text:p>
        </text:list-item>
      </text:list>
      <text:h text:style-name="Heading_20_3" text:outline-level="3">2. Seleção por Classificação</text:h>
      <text:p text:style-name="Text_20_body">A seleção por classificação ordena todos os indivíduos da população de acordo com sua aptidão e os classifica. Em seguida, cada indivíduo recebe uma probabilidade de seleção com base em sua posição no ranking, e não diretamente na aptidão. Esse método ajuda a reduzir o impacto de grandes variações entre valores de aptidão.</text:p>
      <text:p text:style-name="Text_20_body"><text:span text:style-name="Strong_20_Emphasis">Como funciona</text:span>:</text:p>
      <text:list text:style-name="L7">
        <text:list-item>
          <text:p text:style-name="P23">Ordene a população de acordo com a aptidão.</text:p>
        </text:list-item>
        <text:list-item>
          <text:p text:style-name="P23">Atribua probabilidades baseadas na posição do ranking (ex: o melhor recebe a maior probabilidade, e assim por diante).</text:p>
        </text:list-item>
        <text:list-item>
          <text:p text:style-name="P24">Realize a seleção com base nessas probabilidades.</text:p>
        </text:list-item>
      </text:list>
      <text:h text:style-name="Heading_20_3" text:outline-level="3">3. Seleção por Amostragem Estocástica Universal (SUS)</text:h>
      <text:p text:style-name="Text_20_body">Esse método é uma variante da seleção por roleta, onde todos os indivíduos têm uma chance proporcional de serem selecionados, mas a seleção é feita de uma maneira que reduz a variabilidade entre seleções. Imagine uma roleta com múltiplos ponteiros igualmente espaçados.</text:p>
      <text:p text:style-name="Text_20_body"><text:span text:style-name="Strong_20_Emphasis">Como funciona</text:span>:</text:p>
      <text:list text:style-name="L8">
        <text:list-item>
          <text:p text:style-name="P25">Calcule a probabilidade de seleção para cada indivíduo (similar à roleta).</text:p>
        </text:list-item>
        <text:list-item>
          <text:p text:style-name="P25">Gere ponteiros igualmente espaçados para selecionar múltiplos indivíduos ao mesmo tempo.</text:p>
        </text:list-item>
        <text:list-item>
          <text:p text:style-name="P26">Isso garante uma seleção mais uniforme e reduz a variabilidade.</text:p>
        </text:list-item>
      </text:list>
      <text:h text:style-name="Heading_20_3" text:outline-level="3">4. Seleção de Melhoramento (Elitismo)</text:h>
      <text:p text:style-name="Text_20_body">O elitismo não é exatamente um método de seleção por si só, mas pode ser combinado com qualquer um dos métodos acima. Consiste em preservar uma certa porcentagem dos melhores <text:soft-page-break/>indivíduos da população atual diretamente para a próxima geração, sem qualquer alteração. Dessa forma, as melhores soluções encontradas são sempre preservadas.</text:p>
      <text:h text:style-name="Heading_20_3" text:outline-level="3">5. Seleção por Torneio Determinístico vs. Estocástico</text:h>
      <text:p text:style-name="Text_20_body">Além do torneio tradicional (determinístico), existe o torneio estocástico, onde a probabilidade de escolher o melhor indivíduo não é de 100%. Com uma probabilidade configurável, pode-se escolher um dos outros participantes do torneio, o que aumenta a diversidade da população e evita que o algoritmo converja rapidamente para uma solução subótima.</text:p>
      <text:p text:style-name="Text_20_body"/>
      <text:h text:style-name="P27" text:outline-level="4">Iremos escolher o método de torneio determinístico</text:h>
      <text:p text:style-name="P28">O torneio determinístico é uma técnica de seleção para algoritmos genéticos em que grupos de indivíduos da população competem entre si em “torneios” para decidir quais indivíduos serão escolhidos para a reprodução. Ele é chamado de “determinístico” porque sempre seleciona o indivíduo mais apto (ou o de maior pontuação) do torneio, garantindo que o “vencedor” seja o melhor participante dentro do grupo.</text:p>
      <text:h text:style-name="Heading_20_3" text:outline-level="3">Como funciona o torneio determinístico</text:h>
      <text:list text:style-name="L9">
        <text:list-item>
          <text:p text:style-name="P29"><text:span text:style-name="Strong_20_Emphasis">Escolha dos Participantes</text:span>:</text:p>
          <text:list>
            <text:list-item>
              <text:p text:style-name="P30">Um número fixo de indivíduos (por exemplo, 2 ou 3) é selecionado aleatoriamente da população.</text:p>
            </text:list-item>
            <text:list-item>
              <text:p text:style-name="P30">Esse número fixo é chamado de <text:span text:style-name="Strong_20_Emphasis">tamanho do torneio</text:span>.</text:p>
            </text:list-item>
          </text:list>
        </text:list-item>
        <text:list-item>
          <text:p text:style-name="P29"><text:span text:style-name="Strong_20_Emphasis">Competição</text:span>:</text:p>
          <text:list>
            <text:list-item>
              <text:p text:style-name="P30">Cada indivíduo do grupo é avaliado de acordo com sua aptidão.</text:p>
            </text:list-item>
            <text:list-item>
              <text:p text:style-name="P30">O indivíduo com a maior aptidão dentro do torneio é escolhido como o vencedor.</text:p>
            </text:list-item>
          </text:list>
        </text:list-item>
        <text:list-item>
          <text:p text:style-name="P29"><text:span text:style-name="Strong_20_Emphasis">Seleção para Reprodução</text:span>:</text:p>
          <text:list>
            <text:list-item>
              <text:p text:style-name="P30">O vencedor do torneio é então selecionado para ser um dos pais, podendo ser usado para formar a próxima geração da população.</text:p>
            </text:list-item>
          </text:list>
        </text:list-item>
        <text:list-item>
          <text:p text:style-name="P29"><text:span text:style-name="Strong_20_Emphasis">Repetição</text:span>:</text:p>
          <text:list>
            <text:list-item>
              <text:p text:style-name="P29">O processo é repetido para selecionar o número desejado de indivíduos para a reprodução, formando pares de pais.</text:p>
            </text:list-item>
          </text:list>
        </text:list-item>
      </text:list>
      <text:p text:style-name="P28"/>
      <text:p text:style-name="P28"><text:span text:style-name="T39">Seleção: </text:span><text:span text:style-name="T9">A função </text:span><text:span text:style-name="Source_20_Text"><text:span text:style-name="T9">seleção</text:span></text:span><text:span text:style-name="T9"> realiza uma seleção por torneio, para escolher indivíduos da população para a próxima geração. Ela seleciona três indivíduos aleatórios da população, avalia o desempenho de cada um com base em sua aptidão e escolhe o melhor para retornar como “vencedor” do torneio. </text:span></text:p>
      <text:p text:style-name="Text_20_body"><text:span text:style-name="T9"><text:tab/></text:span>Parâmetros</text:p>
      <text:list text:style-name="L10">
        <text:list-item>
          <text:list>
            <text:list-item>
              <text:p text:style-name="P31"><text:span text:style-name="Strong_20_Emphasis"><text:span text:style-name="Source_20_Text">população</text:span></text:span>: Uma lista onde cada elemento representa um "indivíduo" (ou cromossomo) da população. Cada indivíduo é uma possível solução.</text:p>
            </text:list-item>
            <text:list-item>
              <text:p text:style-name="P32"><text:span text:style-name="Strong_20_Emphasis"><text:span text:style-name="Source_20_Text">aptid</text:span></text:span><text:span text:style-name="Strong_20_Emphasis"><text:span text:style-name="Source_20_Text"><text:span text:style-name="T2">oes</text:span></text:span></text:span>: Uma lista de valores de aptidão que correspondem aos indivíduos na população, onde uma aptidão maior indica uma solução melhor.</text:p>
            </text:list-item>
          </text:list>
          <text:p text:style-name="P32"><text:soft-page-break/></text:p>
        </text:list-item>
      </text:list>
      <text:p text:style-name="P33"><text:span text:style-name="T40">torneio </text:span><text:span text:style-name="T41">=</text:span><text:span text:style-name="T40"> </text:span><text:span text:style-name="T42">random</text:span><text:span text:style-name="T40">.sample(</text:span><text:span text:style-name="T42">list</text:span><text:span text:style-name="T40">(</text:span><text:span text:style-name="T42">zip</text:span><text:span text:style-name="T40">(</text:span><text:span text:style-name="T43">populacao</text:span><text:span text:style-name="T40">, </text:span><text:span text:style-name="T43">aptid</text:span><text:span text:style-name="T44">oes</text:span><text:span text:style-name="T40">)), </text:span><text:span text:style-name="T45">3</text:span><text:span text:style-name="T40">)</text:span></text:p>
      <text:p text:style-name="P34"><text:tab/><text:tab/><text:span text:style-name="T42">list</text:span><text:span text:style-name="T40">(</text:span><text:span text:style-name="T42">zip</text:span><text:span text:style-name="T40">(</text:span><text:span text:style-name="T43">populacao</text:span><text:span text:style-name="T40">, </text:span><text:span text:style-name="T43">aptid</text:span><text:span text:style-name="T44">oes</text:span><text:span text:style-name="T40">))</text:span>: <text:span text:style-name="T46">Cr</text:span>ia pares de indivíduos e suas respectivas aptidões, formando uma lista onde cada elemento é uma tupla <text:span text:style-name="Source_20_Text">(individuo, aptidão)</text:span>. </text:p>
      <text:p text:style-name="P34"><text:s/><text:tab/>A função <text:span text:style-name="Source_20_Text">zip()</text:span>:</text:p>
      <text:list text:style-name="L11">
        <text:list-item>
          <text:list>
            <text:list-item>
              <text:p text:style-name="P35">Percorre cada sequência fornecida.</text:p>
            </text:list-item>
            <text:list-item>
              <text:p text:style-name="P35">Agrupa elementos de posição correspondente de cada sequência.</text:p>
            </text:list-item>
            <text:list-item>
              <text:p text:style-name="P36">Retorna um iterador que contém tuplas formadas com os elementos correspondentes</text:p>
            </text:list-item>
          </text:list>
        </text:list-item>
      </text:list>
      <text:p text:style-name="P34"><text:span text:style-name="T47"><text:tab/></text:span><text:span text:style-name="T42">random</text:span><text:span text:style-name="T40">.sample(…,</text:span><text:span text:style-name="T45">3</text:span><text:span text:style-name="T48">)</text:span><text:span text:style-name="T49">: </text:span><text:span text:style-name="T50">Seleciona três pares </text:span><text:span text:style-name="Source_20_Text"><text:span text:style-name="T51">(individuo, aptidão)</text:span></text:span><text:span text:style-name="T50"> aleatoriamente da lista de indivíduos e suas aptidões. </text:span></text:p>
      <text:p text:style-name="P34"><text:span text:style-name="T50"/></text:p>
      <text:p text:style-name="P34"><text:tab/><text:span text:style-name="T52">torneio.</text:span><text:span text:style-name="T53">sort</text:span><text:span text:style-name="T52">(</text:span><text:span text:style-name="T54">key</text:span><text:span text:style-name="T55">=</text:span><text:span text:style-name="T56">lambda</text:span><text:span text:style-name="T52"> </text:span><text:span text:style-name="T54">x</text:span><text:span text:style-name="T52">: </text:span><text:span text:style-name="T54">x</text:span><text:span text:style-name="T52">[</text:span><text:span text:style-name="T57">1</text:span><text:span text:style-name="T52">], </text:span><text:span text:style-name="T54">reverse</text:span><text:span text:style-name="T55">=</text:span><text:span text:style-name="T57">True</text:span><text:span text:style-name="T52">)</text:span>: Ordena os três pares do torneio com base na aptidão, de forma decrescente, colocando o indivíduo com a maior aptidão no início da lista. <text:span text:style-name="T54">key</text:span><text:span text:style-name="T55">=</text:span><text:span text:style-name="T56">lambda</text:span><text:span text:style-name="T52"> </text:span><text:span text:style-name="T54">x</text:span><text:span text:style-name="T52">: </text:span><text:span text:style-name="T54">x</text:span><text:span text:style-name="T52">[</text:span><text:span text:style-name="T57">1</text:span><text:span text:style-name="T52">]</text:span> <text:span text:style-name="T46">Define que o segundo item da nossa tupla Torneio vai ser utilizado como criterio de ordenação, </text:span><text:span text:style-name="T58">reverse</text:span><text:span text:style-name="T59">=</text:span><text:span text:style-name="T60">True</text:span><text:span text:style-name="T46"> define que a ordem e decrescente, do maior para o menor</text:span></text:p>
      <text:p text:style-name="P34"><text:tab/><text:span text:style-name="T55">return</text:span><text:span text:style-name="T52"> torneio[</text:span><text:span text:style-name="T57">0</text:span><text:span text:style-name="T52">][</text:span><text:span text:style-name="T57">0</text:span><text:span text:style-name="T52">]</text:span>: Retorna o primeiro elemento do torneio, que é o indivíduo com a melhor aptidão entre os três selecionados. </text:p>
      <text:p text:style-name="P34"><text:s/></text:p>
      <text:p text:style-name="P28"><text:span text:style-name="T9"/></text:p>
      <text:p text:style-name="P37"/>
      <text:p text:style-name="P28"/>
      <text:p text:style-name="P37"/>
      <text:p text:style-name="P38"/>
      <text:list text:style-name="L12">
        <text:list-header>
          <text:p text:style-name="P39"/>
        </text:list-header>
      </text:list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17:28:40.300000000</meta:creation-date>
    <dc:date>2024-11-06T11:24:32.063000000</dc:date>
    <meta:editing-duration>PT21M27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5" meta:paragraph-count="86" meta:word-count="1509" meta:character-count="9557" meta:non-whitespace-character-count="8147"/>
  </office:meta>
</office:document-meta>
</file>